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5b96" officeooo:paragraph-rsid="00185b96"/>
    </style:style>
    <style:style style:name="P2" style:family="paragraph" style:parent-style-name="Standard">
      <style:text-properties officeooo:rsid="00185b96" officeooo:paragraph-rsid="0019f1a6"/>
    </style:style>
    <style:style style:name="T1" style:family="text">
      <style:text-properties officeooo:rsid="001883cf"/>
    </style:style>
    <style:style style:name="T2" style:family="text">
      <style:text-properties officeooo:rsid="0019f1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près analyses des différentes problématiques de votre entreprise <text:span text:style-name="T2">et des risques qui vous sont propres.</text:span></text:p>
      <text:p text:style-name="P2"><text:span text:style-name="T2">L</text:span>e premier point à renforcer est la protection d’accès au serveur grâce un pare-feu <text:span text:style-name="T2">qui protégera les données de vos clients.</text:span></text:p>
      <text:p text:style-name="P2"><text:span text:style-name="T1">D</text:span>euxième point une mise en place d’antivirus Kapersky pour tout les postes utilisateurs <text:span text:style-name="T2">de vos collaborateurs pour éviter une propagation des logicielles malveillant sur votre réseau.</text:span> </text:p>
      <text:p text:style-name="P2">Mise en place d’une solution VPN pour les utilisateurs à l’étranger <text:span text:style-name="T2">ou nomade.</text:span></text:p>
      <text:p text:style-name="P2">Une formation pour les utilisateurs sur le site mère des bonne pratiques informatique <text:span text:style-name="T2">pour limiter les failles due à une mauvaise pratiques d’internet et selon les recommandations de L’ANSSI</text:span>.</text:p>
      <text:p text:style-name="P2">Étant répartis sur plusieurs pays, le support doit être accessible 24h/24h <text:s/><text:span text:style-name="T2">pour couvrir les diffèrent fuseaux horaires.</text:span></text:p>
      <text:p text:style-name="P1"><text:s text:c="12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3T14:12:54.476000000</meta:creation-date>
    <dc:date>2023-03-13T16:10:02.808000000</dc:date>
    <meta:editing-duration>PT1H57M8S</meta:editing-duration>
    <meta:editing-cycles>3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7" meta:word-count="121" meta:character-count="927" meta:non-whitespace-character-count="684"/>
  </office:meta>
</office:document-meta>
</file>